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4cb63" officeooo:paragraph-rsid="0014cb63"/>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text-properties officeooo:paragraph-rsid="0014cb63"/>
    </style:style>
    <style:style style:name="P4" style:family="paragraph" style:parent-style-name="Text_20_body">
      <style:text-properties officeooo:paragraph-rsid="00164912"/>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64912"/>
    </style:style>
    <style:style style:name="P7" style:family="paragraph" style:parent-style-name="Text_20_body">
      <style:paragraph-properties fo:text-align="justify" style:justify-single-word="false"/>
      <style:text-properties officeooo:rsid="0014ea8d" officeooo:paragraph-rsid="0014ea8d"/>
    </style:style>
    <style:style style:name="P8" style:family="paragraph" style:parent-style-name="Title">
      <style:text-properties officeooo:rsid="00164912" officeooo:paragraph-rsid="00164912"/>
    </style:style>
    <style:style style:name="P9" style:family="paragraph" style:parent-style-name="Heading_20_2">
      <style:text-properties officeooo:rsid="00164912" officeooo:paragraph-rsid="00164912"/>
    </style:style>
    <style:style style:name="P10" style:family="paragraph" style:parent-style-name="Heading_20_3">
      <style:text-properties officeooo:rsid="00164912" officeooo:paragraph-rsid="00164912"/>
    </style:style>
    <style:style style:name="T1" style:family="text">
      <style:text-properties officeooo:rsid="0015f157"/>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fo:font-weight="bold" officeooo:rsid="00164912" style:font-size-asian="13pt" style:font-weight-asian="bold" style:font-size-complex="13pt" style:font-weight-complex="bold"/>
    </style:style>
    <style:style style:name="T4" style:family="text">
      <style:text-properties officeooo:rsid="001649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h text:style-name="P10" text:outline-level="3">References</text:h>
      <text:p text:style-name="P5">Maecenas hendrerit tortor velit<text:span text:style-name="T4">[1]</text:span>, nec hendrerit<text:span text:style-name="T4">[2]</text:span>, mauris accumsan feugiat<text:span text:style-name="T4">[3]</text:span>.</text:p>
      <text:h text:style-name="P10" text:outline-level="3">Purpose of the week</text:h>
      <text:p text:style-name="P6">Nam maximus ultrices augue a rhoncus. Maecenas in tellus ut augue iaculis faucibus. Morbi non leo luctus, tempor enim a, volutpat arcu. Etiam eu augue lacus. </text:p>
      <text:h text:style-name="Heading_20_3" text:outline-level="3">Brief</text:h>
      <text:p text:style-name="P6">Lorem ipsum dolor sit amet, consectetur adipiscing elit. Vestibulum porttitor lobortis nulla ut dictum. Aliquam sit amet semper tortor. Cras interdum augue at lacus egestas, vel tempus ante sagittis. Sed sollicitudin tortor pharetra lectus gravida sagittis. Curabitur quam lectus, ultricies vel vulputate eu, condimentum non nisi. Mauris at odio efficitur, accumsan metus eu, hendrerit diam. Nam ex ex, tempus at nulla non, maximus fringilla sem. Duis commodo lectus non posuere imperdiet. Duis vitae rhoncus sapien. Ut venenatis hendrerit commodo.</text:p>
      <text:h text:style-name="P9" text:outline-level="2">Topic 1</text:h>
      <text:p text:style-name="P6">Nullam facilisis a risus quis varius. Mauris congue ac ante sed lacinia. Cras eget elit ligula. Proin hendrerit pharetra diam a feugiat. Mauris lectus enim, eleifend vel massa non, porttitor consectetur nisl. Phasellus vehicula elit sed metus ultrices, eu pulvinar lorem elementum. Suspendisse consectetur metus at vestibulum blandit. Aenean rhoncus odio et ex tristique, id tempus massa viverra. Nulla porttitor fringilla consequat. Aliquam vitae lacinia eros. Vestibulum mi eros, consectetur a tortor non, accumsan maximus quam. Aliquam feugiat ultricies blandit. Duis eu pharetra ipsum. Maecenas non est non est condimentum imperdiet. Aliquam vel odio at libero pulvinar pharetra nec pretium tortor. </text:p>
      <text:h text:style-name="P9" text:outline-level="2">Topic 2</text:h>
      <text:p text:style-name="P6">Phasellus non felis a erat accumsan rhoncus eget nec purus. Duis ut metus mi. Maecenas commodo est sit amet elit pulvinar lacinia. Duis vel orci vel justo luctus pretium. Aenean molestie enim ac eros aliquet ornare. Duis lacinia fringilla tellus, quis vestibulum tortor tempor vitae. Suspendisse tempor, augue vitae vestibulum faucibus, risus augue fermentum tortor, eu convallis ligula nisi sit amet elit. Duis a velit luctus, maximus felis sit amet, commodo odio. Donec facilisis molestie lorem, vitae lobortis tortor scelerisque vitae. Donec in tristique massa. Maecenas eros ipsum, viverra ac libero sed, convallis aliquet tortor. Nullam vel ante tincidunt, dictum lacus ut, bibendum purus. Proin rutrum eget sem pellentesque hendrerit. </text:p>
      <text:p text:style-name="P6"><text:soft-page-break/>Fusce lobortis sit amet elit ut luctus. Nulla mollis tristique lacus, at dignissim ex placerat et. Nunc tempus sapien vel lectus ornare, vitae semper est tincidunt. Mauris venenatis sem vel felis pharetra fringilla. Nullam massa lacus, fermentum quis sapien sed, dignissim consectetur dolor. Aenean leo purus, molestie ut ipsum eu, consectetur bibendum magna. Cras rutrum id orci vel efficitur. Praesent id dui eget felis ultricies sagittis sed quis eros. Suspendisse ut purus viverra, dignissim ipsum eu, porta felis. Integer nec nibh auctor, fermentum orci et, feugiat lorem. </text:p>
      <text:p text:style-name="P5">Proin suscipit venenatis massa at semper. Nullam a ullamcorper nibh. Sed vulputate consequat justo et tincidunt. Orci varius natoque penatibus et magnis dis parturient montes, nascetur ridiculus mus. Fusce efficitur finibus vehicula. Suspendisse potenti. Ut sagittis nisi dolor, id pellentesque libero fermentum non. Pellentesque rutrum tellus mauris, sed porta lectus ornare ac. Sed sit amet lacus eros. Aliquam scelerisque metus et magna lobortis gravida. </text:p>
      <text:h text:style-name="Heading_20_2" text:outline-level="2">Topic 3</text:h>
      <text:p text:style-name="P7">Suspendisse dignissim risus orci, at porttitor ligula suscipit eu. Aliquam eu blandit eros, laoreet vestibulum nulla. Integer id accumsan lacus. Ut gravida tristique massa, at fringilla est pulvinar at. Etiam nec sollicitudin lacus. Nulla ut quam eros. Mauris pulvinar orci eros, at dapibus purus convallis id. Proin sed lorem ut enim pulvinar cursus. Etiam mollis nunc ut mauris auctor ullamcorper. Duis suscipit feugiat nisi eget venenatis. Praesent sit amet odio sit amet sem fermentum maximus at quis turpis. Donec eu varius nibh. Cras dictum interdum dui sit amet tincidunt. Nunc pellentesque, nibh eget lacinia molestie, nunc purus posuere lorem, in molestie augue mi quis neque. </text:p>
      <text:p text:style-name="P5">Suspendisse potenti. Etiam ornare iaculis quam et placerat. Phasellus eget arcu est. Vivamus sit amet viverra neque. Proin eu mollis sem. Cras quis tincidunt purus, eu pharetra est. Aenean dui leo, pellentesque a tincidunt pellentesque, tincidunt eu sem. Duis eget mauris luctus, finibus neque quis, suscipit turpis. Quisque convallis facilisis elit, a euismod dui tincidunt vel. Nullam malesuada pellentesque turpis sed blandit. Integer magna odio, fermentum sit amet bibendum ut, auctor sed lorem. Nam fringilla nisi sed fringilla molestie. </text:p>
      <text:p text:style-name="P5">Donec a magna in neque porttitor interdum. Sed vel quam et nulla pellentesque sollicitudin sed at eros. Ut diam justo, aliquam a leo lobortis, molestie gravida eros. Nulla lacinia, leo in blandit ultricies, tortor ligula maximus ante, sed viverra libero ligula eget nisl. Sed a sollicitudin enim. Morbi luctus arcu vitae risus accumsan tincidunt. Vivamus tempor vitae lectus quis pellentesque. Suspendisse vestibulum magna id eros fermentum, vitae pretium elit efficitur. </text:p>
      <text:p text:style-name="P6">Pellentesque sodales placerat justo. Nam porta pretium odio, non rutrum purus venenatis eget. Pellentesque erat lacus, varius in viverra id, varius luctus eros. Suspendisse potenti. Mauris quis pharetra ligula. Fusce tincidunt massa mauris, sed feugiat nibh pretium facilisis. Praesent finibus maximus mattis. Etiam egestas neque vitae urna consectetur bibendum. Suspendisse interdum dignissim velit vitae congue. Sed at nunc velit. Curabitur odio arcu, ornare posuere ornare et, dignissim a lacus. Sed mattis ante id tortor cursus venenatis. Donec a lobortis turpis. Interdum et. <text:soft-page-break/>malesuada fames ac ante ipsum primis in faucibus. Vestibulum ante ipsum primis in faucibus orci luctus et ultrices posuere cubilia curae; In hendrerit tellus dapibus, varius odio nec, maximus urna. </text:p>
      <text:h text:style-name="Heading_20_2" text:outline-level="2">Piecing all together</text:h>
      <text:p text:style-name="P6">Fusce lobortis sit amet elit ut luctus. Nulla mollis tristique lacus, at dignissim ex placerat et. Nunc tempus sapien vel lectus ornare, vitae semper est tincidunt. Mauris venenatis sem vel felis pharetra fringilla. Nullam massa lacus, fermentum quis sapien sed, dignissim consectetur dolor. Aenean leo purus, molestie ut ipsum eu, consectetur bibendum magna. Cras rutrum id orci vel efficitur. Praesent id dui eget felis ultricies sagittis sed quis eros. Suspendisse ut purus viverra, dignissim ipsum eu, porta felis. Integer nec nibh auctor, fermentum orci et, feugiat lorem. </text:p>
      <text:p text:style-name="P5">Proin suscipit venenatis massa at semper. Nullam a ullamcorper nibh. Sed vulputate consequat justo et tincidunt. Orci varius natoque penatibus et magnis dis parturient montes, nascetur ridiculus mus. Fusce efficitur finibus vehicula. Suspendisse potenti. Ut sagittis nisi dolor, id pellentesque libero fermentum non. Pellentesque rutrum tellus mauris, sed porta lectus ornare ac. Sed sit amet lacus eros. Aliquam scelerisque metus et magna lobortis gravida. </text:p>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4cb63" officeooo:paragraph-rsid="0014cb63"/>
    </style:style>
    <style:style style:name="MP2" style:family="paragraph" style:parent-style-name="Footer">
      <style:paragraph-properties fo:text-align="center" style:justify-single-word="false"/>
    </style:style>
    <style:style style:name="MT1" style:family="text">
      <style:text-properties officeooo:rsid="0015f157"/>
    </style:style>
    <style:style style:name="MT2" style:family="text">
      <style:text-properties fo:font-size="13pt" fo:font-weight="bold" style:font-size-asian="13pt" style:font-weight-asian="bold" style:font-size-complex="13pt" style:font-weight-complex="bold"/>
    </style:style>
    <style:style style:name="MT3" style:family="text">
      <style:text-properties fo:font-size="13pt" fo:font-weight="bold" officeooo:rsid="00164912" style:font-size-asian="13pt" style:font-weight-asian="bold" style:font-size-complex="13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E392A <text:span text:style-name="MT1">[200259]</text:span><text:tab/><text:tab/>Prof. Shubham Sahay<text:line-break/><text:span text:style-name="MT2">Week </text:span><text:span text:style-name="MT3">N</text:span></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03:14:26.389520417</meta:creation-date>
    <dc:date>2023-02-24T00:39:27.332529523</dc:date>
    <meta:editing-duration>PT29M11S</meta:editing-duration>
    <meta:editing-cycles>6</meta:editing-cycles>
    <meta:generator>LibreOffice/6.4.7.2$Linux_X86_64 LibreOffice_project/40$Build-2</meta:generator>
    <meta:document-statistic meta:table-count="0" meta:image-count="0" meta:object-count="0" meta:page-count="4" meta:paragraph-count="23" meta:word-count="1017" meta:character-count="6907" meta:non-whitespace-character-count="5901"/>
  </office:meta>
</office:document-meta>
</file>